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5801d" officeooo:paragraph-rsid="0015801d" style:font-size-asian="19.25pt" style:font-size-complex="22pt"/>
    </style:style>
    <style:style style:name="P2" style:family="paragraph" style:parent-style-name="Standard">
      <style:text-properties fo:font-size="18pt" officeooo:rsid="0015801d" officeooo:paragraph-rsid="0015801d" style:font-size-asian="18pt" style:font-size-complex="18pt"/>
    </style:style>
    <style:style style:name="P3" style:family="paragraph" style:parent-style-name="Standard">
      <style:text-properties fo:font-size="18pt" officeooo:rsid="0015801d" officeooo:paragraph-rsid="00165164" style:font-size-asian="18pt" style:font-size-complex="18pt"/>
    </style:style>
    <style:style style:name="P4" style:family="paragraph" style:parent-style-name="Standard">
      <style:text-properties fo:font-size="18pt" officeooo:rsid="00165164" officeooo:paragraph-rsid="00165164" style:font-size-asian="18pt" style:font-size-complex="18pt"/>
    </style:style>
    <style:style style:name="P5" style:family="paragraph" style:parent-style-name="Standard">
      <style:text-properties fo:font-size="9pt" officeooo:rsid="0017ab1e" officeooo:paragraph-rsid="0017ab1e" style:font-size-asian="9pt" style:font-size-complex="9pt"/>
    </style:style>
    <style:style style:name="T1" style:family="text">
      <style:text-properties officeooo:rsid="001651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les for combining resistors</text:p>
      <text:p text:style-name="P2"/>
      <text:p text:style-name="P3">R<text:span text:style-name="T1">total</text:span>_in_series <text:s text:c="2"/>= <text:s text:c="2"/>R1 + R2 + R3</text:p>
      <text:p text:style-name="P3"/>
      <text:p text:style-name="P4">In terms of the analogy, 100 feet of pipe offers 100 times the resistance of one foot.</text:p>
      <text:p text:style-name="P3"/>
      <text:p text:style-name="P3">Rtotal_in_parallel = 1 / <text:span text:style-name="T1">( 1/</text:span>R1 + 1/R2 + 1/R3 )</text:p>
      <text:p text:style-name="P3"/>
      <text:p text:style-name="P4">In terms of the analogy, two pipes of equal bore size offer ½ the resistance of one. 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pyright (c) 2017 Durham Makerspace</text:p>
      <text:p text:style-name="P5">Licensed under Creative Commons CC0 1.0 Universal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0:04:16.607260207</meta:creation-date>
    <dc:date>2017-04-07T12:38:38.935632949</dc:date>
    <meta:editing-duration>PT18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7" meta:word-count="68" meta:character-count="367" meta:non-whitespace-character-count="301"/>
  </office:meta>
</office:document-meta>
</file>